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92057" officeooo:paragraph-rsid="00192057"/>
    </style:style>
    <style:style style:name="T1" style:family="text">
      <style:text-properties officeooo:rsid="0019560e"/>
    </style:style>
    <style:style style:name="T2" style:family="text">
      <style:text-properties officeooo:rsid="001b09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promoção da saúde não pode ser associada a uma simples definição ou algo do tipo, até por isso, temos diversas ações da promoção da saúde em diversas áreas, porém, na minha opinião se eu pudesse associar a algo, seria no sentido das ações que realizamos para se atingir o bem estar tanto individualmente como coletivamente, proporcionando esse bem estar ao maior número de pessoas possível. <text:span text:style-name="T1">No dia a dia o que o senso comum nos mostra é que a saúde e o bem-estar estão intimamente ligados a ausência de doenças, este fato foi o mais importante para mim pelo menos, pois me mostrou o quanto a saúde está ligada a outros fatores tão importantes para a saúde como: cultural, social, econômico, moradia, emprego, violência, dentre muitos outros aspectos que vimos durante o decorrer da disciplina. </text:span><text:span text:style-name="T2">Assim, podemos ver no dia a dia que as ações da Saúde, ou seja, as ações para promover a saúde e qualidade de vida para as pessoas estão acontecendo e não sabíamos, por exemplo, os auxílios do governo como auxílio moradia, bolsa família, dentre outros programas não são iniciativas da promoção da saúde em si, porém, estão agindo para a promoção da saúde, logo podem ser consideradas ações da saúde. Temos também as ações que são diretamente ligadas a promoção da saúde e geralmente estão contempladas na Política Nacional de Promoção da Saúde – PNPS, e as ações estão ligadas a proporcionar uma alimentação saudável, saneamento, moradia digna. Não somente do governo deve partir esta responsabilidade pelo bem estar, mas a população também deve buscar proporcionar qualidade de vida para as outras, e com ações simples conseguimos ajudar, como o simples fato de doar roupas, doar cestas básicas já conseguimos, e acho que no dia a dia podemos faz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9T19:21:32.760480276</meta:creation-date>
    <dc:date>2021-08-29T19:53:10.234043928</dc:date>
    <meta:editing-duration>PT9M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294" meta:character-count="1746" meta:non-whitespace-character-count="1452"/>
  </office:meta>
</office:document-meta>
</file>